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style:font-name-complex="Arial"/>
    </style:style>
    <style:style style:name="P7" style:parent-style-name="Normal" style:family="paragraph">
      <style:paragraph-properties fo:text-align="center"/>
    </style:style>
    <style:style style:name="T8" style:parent-style-name="DefaultParagraphFont" style:family="text">
      <style:text-properties style:font-name="Arial" style:font-name-complex="Arial"/>
    </style:style>
    <style:style style:name="T9" style:parent-style-name="DefaultParagraphFont" style:family="text">
      <style:text-properties style:font-name="Arial" style:font-name-complex="Arial" fo:font-style="italic" style:font-style-asian="italic" style:font-style-complex="italic"/>
    </style:style>
    <style:style style:name="T10" style:parent-style-name="DefaultParagraphFont" style:family="text">
      <style:text-properties style:font-name="Arial" style:font-name-complex="Arial" fo:font-style="italic" style:font-style-asian="italic" style:font-style-complex="italic"/>
    </style:style>
    <style:style style:name="T11" style:parent-style-name="DefaultParagraphFont" style:family="text">
      <style:text-properties style:font-name="Arial" style:font-name-complex="Arial"/>
    </style:style>
    <style:style style:name="P12" style:parent-style-name="Normal" style:family="paragraph">
      <style:paragraph-properties fo:text-align="end" fo:margin-left="2.5in" fo:text-indent="0.5in">
        <style:tab-stops/>
      </style:paragraph-properties>
      <style:text-properties style:font-name="Arial" style:font-name-complex="Arial"/>
    </style:style>
    <style:style style:name="T13" style:parent-style-name="DefaultParagraphFont" style:family="text">
      <style:text-properties style:font-name="Arial" style:font-name-complex="Arial" fo:font-weight="bold" style:font-weight-asian="bold" style:font-weight-complex="bold"/>
    </style:style>
    <style:style style:name="P14" style:parent-style-name="Normal" style:family="paragraph">
      <style:paragraph-properties fo:text-align="center"/>
    </style:style>
    <style:style style:name="T15" style:parent-style-name="DefaultParagraphFont" style:family="text">
      <style:text-properties style:font-name="Arial" style:font-name-complex="Arial" fo:font-weight="bold" style:font-weight-asian="bold" style:font-weight-complex="bold"/>
    </style:style>
    <style:style style:name="P16" style:parent-style-name="Normal" style:family="paragraph">
      <style:paragraph-properties fo:text-indent="0.1666in"/>
      <style:text-properties style:font-name="Arial" style:font-name-complex="Arial" fo:color="#000000"/>
    </style:style>
    <style:style style:name="P17" style:parent-style-name="Normal" style:family="paragraph">
      <style:paragraph-properties fo:text-indent="0.1666in"/>
      <style:text-properties style:font-name="Arial" style:font-name-complex="Arial" fo:color="#000000"/>
    </style:style>
    <style:style style:name="P18" style:parent-style-name="Normal" style:family="paragraph">
      <style:paragraph-properties fo:text-indent="0.1666in"/>
      <style:text-properties style:font-name="Arial" style:font-name-complex="Arial" fo:color="#000000"/>
    </style:style>
    <style:style style:name="P19" style:parent-style-name="Normal" style:family="paragraph">
      <style:paragraph-properties fo:text-indent="0.1666in"/>
      <style:text-properties style:font-name="Arial" style:font-name-complex="Arial" fo:color="#000000"/>
    </style:style>
    <style:style style:name="P20" style:parent-style-name="Normal" style:family="paragraph">
      <style:paragraph-properties fo:text-indent="0.1666in"/>
      <style:text-properties style:font-name="Arial" style:font-name-complex="Arial" fo:color="#000000"/>
    </style:style>
    <style:style style:name="P21" style:parent-style-name="Normal" style:family="paragraph">
      <style:paragraph-properties fo:text-indent="0.1666in"/>
      <style:text-properties style:font-name="Arial" style:font-name-complex="Arial" fo:color="#000000"/>
    </style:style>
    <style:style style:name="P22" style:parent-style-name="Normal" style:family="paragraph">
      <style:paragraph-properties fo:text-indent="0.1666in"/>
      <style:text-properties style:font-name="Arial" style:font-name-complex="Arial" fo:color="#000000"/>
    </style:style>
    <style:style style:name="P23" style:parent-style-name="Normal" style:family="paragraph">
      <style:paragraph-properties fo:text-indent="0.1666in"/>
      <style:text-properties style:font-name="Arial" style:font-name-complex="Arial" fo:color="#000000"/>
    </style:style>
    <style:style style:name="P24" style:parent-style-name="Normal" style:family="paragraph">
      <style:paragraph-properties fo:text-indent="0.1666in"/>
      <style:text-properties style:font-name="Arial" style:font-name-complex="Arial" fo:color="#000000"/>
    </style:style>
    <style:style style:name="P25" style:parent-style-name="Normal" style:family="paragraph">
      <style:paragraph-properties fo:text-indent="0.1666in"/>
      <style:text-properties style:font-name="Arial" style:font-name-complex="Arial" fo:color="#000000"/>
    </style:style>
    <style:style style:name="P26" style:parent-style-name="Normal" style:family="paragraph">
      <style:text-properties style:font-name="Arial" style:font-name-complex="Arial" fo:color="#000000"/>
    </style:style>
    <style:style style:name="P27" style:parent-style-name="Normal" style:family="paragraph">
      <style:text-properties style:font-name="Arial" style:font-name-complex="Arial" fo:font-weight="bold" style:font-weight-asian="bold" fo:color="#000000"/>
    </style:style>
    <style:style style:name="T28" style:parent-style-name="DefaultParagraphFont" style:family="text">
      <style:text-properties style:font-name="Arial" style:font-name-complex="Arial"/>
    </style:style>
    <style:style style:name="T29" style:parent-style-name="DefaultParagraphFont" style:family="text">
      <style:text-properties style:font-name="Arial" style:font-name-complex="Arial"/>
    </style:style>
    <style:style style:name="P30" style:parent-style-name="Normal" style:family="paragraph">
      <style:text-properties style:font-name="Arial" style:font-name-complex="Arial" fo:font-weight="bold" style:font-weight-asian="bold" fo:color="#000000"/>
    </style:style>
    <style:style style:name="T31" style:parent-style-name="DefaultParagraphFont" style:family="text">
      <style:text-properties style:font-name="Arial" style:font-name-complex="Arial" fo:font-weight="bold" style:font-weight-asian="bold" fo:color="#000000"/>
    </style:style>
    <style:style style:name="P32" style:parent-style-name="Normal" style:family="paragraph">
      <style:text-properties style:font-name="Arial" style:font-name-complex="Arial" fo:font-weight="bold" style:font-weight-asian="bold" style:font-weight-complex="bold" fo:color="#000000"/>
    </style:style>
    <style:style style:name="T33" style:parent-style-name="DefaultParagraphFont" style:family="text">
      <style:text-properties style:font-name="Arial" style:font-name-complex="Arial" fo:color="#000000"/>
    </style:style>
    <style:style style:name="T34" style:parent-style-name="DefaultParagraphFont" style:family="text">
      <style:text-properties style:font-name="Arial" style:font-name-complex="Arial" fo:color="#000000"/>
    </style:style>
    <style:style style:name="T35" style:parent-style-name="DefaultParagraphFont" style:family="text">
      <style:text-properties style:font-name="Arial" style:font-name-complex="Arial"/>
    </style:style>
    <style:style style:name="T36" style:parent-style-name="DefaultParagraphFont" style:family="text">
      <style:text-properties style:font-name="Arial" style:font-name-complex="Arial"/>
    </style:style>
    <style:style style:name="T37" style:parent-style-name="FootnoteReference" style:family="text">
      <style:text-properties style:font-name="Arial" style:font-name-complex="Arial"/>
    </style:style>
    <style:style style:name="T38" style:parent-style-name="DefaultParagraphFont" style:family="text">
      <style:text-properties style:font-name="Arial" style:font-name-complex="Arial"/>
    </style:style>
    <style:style style:name="T39" style:parent-style-name="DefaultParagraphFont" style:family="text">
      <style:text-properties style:font-name="Arial" style:font-name-complex="Arial"/>
    </style:style>
    <style:style style:name="T40" style:parent-style-name="FootnoteReference" style:family="text">
      <style:text-properties style:font-name="Arial" style:font-name-complex="Arial"/>
    </style:style>
    <style:style style:name="T41" style:parent-style-name="DefaultParagraphFont" style:family="text">
      <style:text-properties style:font-name="Arial" style:font-name-complex="Arial"/>
    </style:style>
    <style:style style:name="T42" style:parent-style-name="DefaultParagraphFont" style:family="text">
      <style:text-properties style:font-name="Arial" style:font-name-complex="Arial"/>
    </style:style>
    <style:style style:name="T43" style:parent-style-name="DefaultParagraphFont" style:family="text">
      <style:text-properties style:font-name="Arial" style:font-name-complex="Arial"/>
    </style:style>
    <style:style style:name="T44" style:parent-style-name="FootnoteReference" style:family="text">
      <style:text-properties style:font-name="Arial" style:font-name-complex="Arial"/>
    </style:style>
    <style:style style:name="T45" style:parent-style-name="DefaultParagraphFont" style:family="text">
      <style:text-properties style:font-name="Arial" style:font-name-complex="Arial"/>
    </style:style>
    <style:style style:name="P46" style:parent-style-name="Normal" style:family="paragraph">
      <style:text-properties style:font-name="Arial" style:font-name-complex="Arial" fo:font-weight="bold" style:font-weight-asian="bold" style:font-weight-complex="bold" fo:color="#000000"/>
    </style:style>
    <style:style style:name="P47" style:parent-style-name="Normal" style:family="paragraph">
      <style:text-properties style:font-name="Arial" style:font-name-complex="Arial" fo:font-weight="bold" style:font-weight-asian="bold" style:font-weight-complex="bold" fo:color="#000000"/>
    </style:style>
    <style:style style:name="T48" style:parent-style-name="DefaultParagraphFont" style:family="text">
      <style:text-properties style:font-name="Arial" style:font-name-complex="Arial" fo:color="#000000"/>
    </style:style>
    <style:style style:name="T49" style:parent-style-name="DefaultParagraphFont" style:family="text">
      <style:text-properties style:font-name="Arial" style:font-name-complex="Arial" fo:color="#000000"/>
    </style:style>
    <style:style style:name="T50" style:parent-style-name="DefaultParagraphFont" style:family="text">
      <style:text-properties style:font-name="Arial" style:font-name-complex="Arial"/>
    </style:style>
    <style:style style:name="T51" style:parent-style-name="FootnoteReference" style:family="text">
      <style:text-properties style:font-name="Arial" style:font-name-complex="Arial"/>
    </style:style>
    <style:style style:name="T52" style:parent-style-name="DefaultParagraphFont" style:family="text">
      <style:text-properties style:font-name-asian="Times New Roman" style:language-asian="en" style:country-asian="GB"/>
    </style:style>
    <style:style style:name="T53" style:parent-style-name="DefaultParagraphFont" style:family="text">
      <style:text-properties style:font-name="Arial" style:font-name-complex="Arial"/>
    </style:style>
    <style:style style:name="T54" style:parent-style-name="FootnoteReference" style:family="text">
      <style:text-properties style:font-name="Arial" style:font-name-complex="Arial"/>
    </style:style>
    <style:style style:name="T55" style:parent-style-name="Hyperlink" style:family="text">
      <style:text-properties style:text-underline-type="none"/>
    </style:style>
    <style:style style:name="T56" style:parent-style-name="Hyperlink" style:family="text">
      <style:text-properties style:use-window-font-color="true" style:text-underline-type="none"/>
    </style:style>
    <style:style style:name="T57" style:parent-style-name="Hyperlink" style:family="text">
      <style:text-properties style:text-underline-type="none"/>
    </style:style>
    <style:style style:name="T58" style:parent-style-name="DefaultParagraphFont" style:family="text">
      <style:text-properties style:font-name-asian="Times New Roman"/>
    </style:style>
    <style:style style:name="T59" style:parent-style-name="Hyperlink" style:family="text">
      <style:text-properties style:font-name-asian="Times New Roman"/>
    </style:style>
    <style:style style:name="T60" style:parent-style-name="DefaultParagraphFont" style:family="text">
      <style:text-properties style:font-name-asian="Times New Roman"/>
    </style:style>
    <style:style style:name="T61" style:parent-style-name="DefaultParagraphFont" style:family="text">
      <style:text-properties style:font-name="Arial" style:font-name-complex="Arial"/>
    </style:style>
    <style:style style:name="P62" style:parent-style-name="Normal" style:family="paragraph">
      <style:text-properties style:font-name="Arial" style:font-name-complex="Arial" fo:font-weight="bold" style:font-weight-asian="bold" style:font-weight-complex="bold"/>
    </style:style>
    <style:style style:name="P63" style:parent-style-name="Normal" style:family="paragraph">
      <style:text-properties style:font-name="Arial" style:font-name-complex="Arial" fo:font-weight="bold" style:font-weight-asian="bold" style:font-weight-complex="bold"/>
    </style:style>
    <style:style style:name="T64" style:parent-style-name="DefaultParagraphFont" style:family="text">
      <style:text-properties style:font-name="Arial" style:font-name-complex="Arial"/>
    </style:style>
    <style:style style:name="T65" style:parent-style-name="DefaultParagraphFont" style:family="text">
      <style:text-properties style:font-name="Arial" style:font-name-complex="Arial"/>
    </style:style>
    <style:style style:name="T66" style:parent-style-name="DefaultParagraphFont" style:family="text">
      <style:text-properties style:font-name="Arial" style:font-name-complex="Arial"/>
    </style:style>
    <style:style style:name="T67" style:parent-style-name="FootnoteReference" style:family="text">
      <style:text-properties style:font-name="Arial" style:font-name-complex="Arial"/>
    </style:style>
    <style:style style:name="T68" style:parent-style-name="DefaultParagraphFont" style:family="text">
      <style:text-properties style:font-name="Arial" style:font-name-complex="Arial"/>
    </style:style>
    <style:style style:name="T69" style:parent-style-name="FootnoteReference" style:family="text">
      <style:text-properties style:font-name="Arial" style:font-name-complex="Arial"/>
    </style:style>
    <style:style style:name="T70" style:parent-style-name="DefaultParagraphFont" style:family="text">
      <style:text-properties style:font-name="Arial" style:font-name-complex="Arial"/>
    </style:style>
    <style:style style:name="T71" style:parent-style-name="FootnoteReference" style:family="text">
      <style:text-properties style:font-name="Arial" style:font-name-complex="Arial"/>
    </style:style>
    <style:style style:name="T72" style:parent-style-name="DefaultParagraphFont" style:family="text">
      <style:text-properties style:font-name="Arial" style:font-name-complex="Arial"/>
    </style:style>
    <style:style style:name="P73" style:parent-style-name="Normal" style:family="paragraph">
      <style:text-properties style:font-name="Arial" style:font-name-complex="Arial" fo:font-weight="bold" style:font-weight-asian="bold" style:font-weight-complex="bold" fo:color="#000000"/>
    </style:style>
    <style:style style:name="P74" style:parent-style-name="Normal" style:family="paragraph">
      <style:text-properties style:font-name="Arial" style:font-name-complex="Arial"/>
    </style:style>
    <style:style style:name="P75" style:parent-style-name="ListParagraph" style:family="paragraph">
      <style:paragraph-properties fo:margin-bottom="0.1111in" fo:line-height="105%"/>
    </style:style>
    <style:style style:name="T76" style:parent-style-name="DefaultParagraphFont" style:family="text">
      <style:text-properties style:font-name="Arial" style:font-name-complex="Arial"/>
    </style:style>
    <style:style style:name="T77" style:parent-style-name="FootnoteReference" style:family="text">
      <style:text-properties style:font-name="Arial" style:font-name-complex="Arial"/>
    </style:style>
    <style:style style:name="P78" style:parent-style-name="ListParagraph" style:family="paragraph">
      <style:paragraph-properties fo:margin-bottom="0.1111in" fo:line-height="105%"/>
    </style:style>
    <style:style style:name="T79" style:parent-style-name="DefaultParagraphFont" style:family="text">
      <style:text-properties style:font-name="Arial" style:font-name-complex="Arial"/>
    </style:style>
    <style:style style:name="T80" style:parent-style-name="FootnoteReference" style:family="text">
      <style:text-properties style:font-name="Arial" style:font-name-complex="Arial"/>
    </style:style>
    <style:style style:name="T81" style:parent-style-name="DefaultParagraphFont" style:family="text">
      <style:text-properties style:font-name="Calibri" style:font-name-complex="Calibri"/>
    </style:style>
    <style:style style:name="T82" style:parent-style-name="DefaultParagraphFont" style:family="text">
      <style:text-properties style:font-name="Calibri" style:font-name-complex="Calibri"/>
    </style:style>
    <style:style style:name="T83" style:parent-style-name="DefaultParagraphFont" style:family="text">
      <style:text-properties style:font-name="Arial" style:font-name-complex="Arial"/>
    </style:style>
    <style:style style:name="P84" style:parent-style-name="ListParagraph" style:family="paragraph">
      <style:paragraph-properties fo:margin-bottom="0.1111in" fo:line-height="105%"/>
      <style:text-properties style:font-name="Arial" style:font-name-complex="Arial"/>
    </style:style>
    <style:style style:name="P85" style:parent-style-name="ListParagraph" style:family="paragraph">
      <style:paragraph-properties fo:margin-bottom="0.1111in" fo:line-height="105%"/>
    </style:style>
    <style:style style:name="T86" style:parent-style-name="DefaultParagraphFont" style:family="text">
      <style:text-properties style:font-name="Arial" style:font-name-complex="Arial"/>
    </style:style>
    <style:style style:name="T87" style:parent-style-name="FootnoteReference" style:family="text">
      <style:text-properties style:font-name="Arial" style:font-name-complex="Arial"/>
    </style:style>
    <style:style style:name="T88" style:parent-style-name="DefaultParagraphFont" style:family="text">
      <style:text-properties style:font-name="Calibri" style:font-name-complex="Calibri"/>
    </style:style>
    <style:style style:name="T89" style:parent-style-name="DefaultParagraphFont" style:family="text">
      <style:text-properties style:font-name="Calibri" style:font-name-complex="Calibri"/>
    </style:style>
    <style:style style:name="P90" style:parent-style-name="ListParagraph" style:family="paragraph">
      <style:paragraph-properties fo:margin-bottom="0.1111in" fo:line-height="105%"/>
    </style:style>
    <style:style style:name="T91" style:parent-style-name="DefaultParagraphFont" style:family="text">
      <style:text-properties style:font-name="Arial" style:font-name-complex="Arial"/>
    </style:style>
    <style:style style:name="T92" style:parent-style-name="DefaultParagraphFont" style:family="text">
      <style:text-properties style:font-name="Arial" style:font-name-complex="Arial"/>
    </style:style>
    <style:style style:name="T93" style:parent-style-name="FootnoteReference" style:family="text">
      <style:text-properties style:font-name="Arial" style:font-name-complex="Arial"/>
    </style:style>
    <style:style style:name="T94" style:parent-style-name="DefaultParagraphFont" style:family="text">
      <style:text-properties style:font-name="Calibri" style:font-name-complex="Calibri" fo:font-size="10pt" style:font-size-asian="10pt" style:font-size-complex="10pt"/>
    </style:style>
    <style:style style:name="T95" style:parent-style-name="DefaultParagraphFont" style:family="text">
      <style:text-properties style:font-name="Calibri" style:font-name-complex="Calibri" fo:font-size="10pt" style:font-size-asian="10pt" style:font-size-complex="10pt"/>
    </style:style>
    <style:style style:name="P96" style:parent-style-name="ListParagraph" style:family="paragraph">
      <style:paragraph-properties fo:margin-bottom="0.1111in" fo:line-height="105%"/>
    </style:style>
    <style:style style:name="T97" style:parent-style-name="DefaultParagraphFont" style:family="text">
      <style:text-properties style:font-name="Arial" style:font-name-complex="Arial"/>
    </style:style>
    <style:style style:name="T98" style:parent-style-name="FootnoteReference" style:family="text">
      <style:text-properties style:font-name="Arial" style:font-name-complex="Arial"/>
    </style:style>
    <style:style style:name="T99" style:parent-style-name="DefaultParagraphFont" style:family="text">
      <style:text-properties style:font-name="Calibri" style:font-name-complex="Calibri"/>
    </style:style>
    <style:style style:name="P100" style:parent-style-name="ListParagraph" style:family="paragraph">
      <style:paragraph-properties fo:margin-bottom="0.1111in" fo:line-height="105%"/>
    </style:style>
    <style:style style:name="T101" style:parent-style-name="DefaultParagraphFont" style:family="text">
      <style:text-properties style:font-name="Arial" style:font-name-complex="Arial"/>
    </style:style>
    <style:style style:name="T102" style:parent-style-name="FootnoteReference" style:family="text">
      <style:text-properties style:font-name="Arial" style:font-name-complex="Arial"/>
    </style:style>
    <style:style style:name="T103" style:parent-style-name="DefaultParagraphFont" style:family="text">
      <style:text-properties style:font-name="Calibri" style:font-name-complex="Calibri"/>
    </style:style>
    <style:style style:name="P104" style:parent-style-name="ListParagraph" style:family="paragraph">
      <style:paragraph-properties fo:margin-bottom="0.1111in" fo:line-height="105%"/>
    </style:style>
    <style:style style:name="T105" style:parent-style-name="DefaultParagraphFont" style:family="text">
      <style:text-properties style:font-name="Arial" style:font-name-complex="Arial"/>
    </style:style>
    <style:style style:name="T106" style:parent-style-name="FootnoteReference" style:family="text">
      <style:text-properties style:font-name="Arial" style:font-name-complex="Arial"/>
    </style:style>
    <style:style style:name="T107" style:parent-style-name="DefaultParagraphFont" style:family="text">
      <style:text-properties style:font-name="Calibri" style:font-name-complex="Calibri"/>
    </style:style>
    <style:style style:name="T108" style:parent-style-name="DefaultParagraphFont" style:family="text">
      <style:text-properties style:font-name="Arial" style:font-name-complex="Arial"/>
    </style:style>
    <style:style style:name="P109" style:parent-style-name="ListParagraph" style:family="paragraph">
      <style:paragraph-properties fo:margin-bottom="0.1111in" fo:line-height="105%"/>
    </style:style>
    <style:style style:name="T110" style:parent-style-name="DefaultParagraphFont" style:family="text">
      <style:text-properties style:font-name="Arial" style:font-name-complex="Arial"/>
    </style:style>
    <style:style style:name="T111" style:parent-style-name="FootnoteReference" style:family="text">
      <style:text-properties style:font-name="Arial" style:font-name-complex="Arial"/>
    </style:style>
    <style:style style:name="T112" style:parent-style-name="DefaultParagraphFont" style:family="text">
      <style:text-properties style:font-name="Calibri" style:font-name-complex="Calibri"/>
    </style:style>
    <style:style style:name="P113" style:parent-style-name="ListParagraph" style:family="paragraph">
      <style:paragraph-properties fo:margin-bottom="0.1111in" fo:line-height="105%"/>
    </style:style>
    <style:style style:name="T114" style:parent-style-name="DefaultParagraphFont" style:family="text">
      <style:text-properties style:font-name="Arial" style:font-name-complex="Arial"/>
    </style:style>
    <style:style style:name="T115" style:parent-style-name="DefaultParagraphFont" style:family="text">
      <style:text-properties style:font-name="Arial" style:font-name-complex="Arial"/>
    </style:style>
    <style:style style:name="T116" style:parent-style-name="FootnoteReference" style:family="text">
      <style:text-properties style:font-name="Arial" style:font-name-complex="Arial"/>
    </style:style>
    <style:style style:name="P117" style:parent-style-name="ListParagraph" style:family="paragraph">
      <style:paragraph-properties fo:margin-bottom="0.1111in" fo:line-height="105%"/>
      <style:text-properties style:font-name="Arial" style:font-name-complex="Arial"/>
    </style:style>
    <style:style style:name="P118" style:parent-style-name="Normal" style:family="paragraph">
      <style:text-properties style:font-name="Arial" style:font-name-complex="Arial"/>
    </style:style>
    <style:style style:name="P119" style:parent-style-name="Normal" style:family="paragraph">
      <style:text-properties style:font-name="Arial" style:font-name-complex="Arial"/>
    </style:style>
    <style:style style:name="T120" style:parent-style-name="DefaultParagraphFont" style:family="text">
      <style:text-properties style:font-name="Arial" style:font-name-complex="Arial"/>
    </style:style>
    <style:style style:name="T121" style:parent-style-name="DefaultParagraphFont" style:family="text">
      <style:text-properties style:font-name="Arial" style:font-name-complex="Arial"/>
    </style:style>
    <style:style style:name="T122" style:parent-style-name="FootnoteReference" style:family="text">
      <style:text-properties style:font-name="Arial" style:font-name-complex="Arial"/>
    </style:style>
    <style:style style:name="T123" style:parent-style-name="DefaultParagraphFont" style:family="text">
      <style:text-properties style:font-name="Arial" style:font-name-complex="Arial"/>
    </style:style>
    <style:style style:name="P124" style:parent-style-name="Normal" style:family="paragraph">
      <style:text-properties style:font-name="Arial" style:font-name-complex="Arial" fo:color="#000000"/>
    </style:style>
    <style:style style:name="T125" style:parent-style-name="DefaultParagraphFont" style:family="text">
      <style:text-properties style:font-name="Arial" style:font-name-complex="Arial" fo:color="#000000"/>
    </style:style>
    <style:style style:name="T126" style:parent-style-name="DefaultParagraphFont" style:family="text">
      <style:text-properties style:font-name="Arial" style:font-name-complex="Arial"/>
    </style:style>
    <style:style style:name="T127" style:parent-style-name="DefaultParagraphFont" style:family="text">
      <style:text-properties style:font-name="Arial" style:font-name-complex="Arial" fo:color="#000000"/>
    </style:style>
    <style:style style:name="T128" style:parent-style-name="DefaultParagraphFont" style:family="text">
      <style:text-properties style:font-name="Arial" style:font-name-complex="Arial" fo:color="#000000"/>
    </style:style>
    <style:style style:name="T129" style:parent-style-name="DefaultParagraphFont" style:family="text">
      <style:text-properties style:font-name="Arial" style:font-name-complex="Arial" fo:color="#000000"/>
    </style:style>
    <style:style style:name="P130" style:parent-style-name="Normal" style:family="paragraph">
      <style:text-properties style:font-name="Arial" style:font-name-complex="Arial"/>
    </style:style>
    <style:style style:name="P131" style:parent-style-name="Normal" style:family="paragraph">
      <style:text-properties style:font-name="Arial" style:font-name-complex="Arial" fo:font-weight="bold" style:font-weight-asian="bold" style:font-weight-complex="bold"/>
    </style:style>
    <style:style style:name="P132" style:parent-style-name="Normal" style:family="paragraph">
      <style:text-properties style:font-name="Arial" style:font-name-complex="Arial" fo:font-weight="bold" style:font-weight-asian="bold" style:font-weight-complex="bold"/>
    </style:style>
    <style:style style:name="T133" style:parent-style-name="DefaultParagraphFont" style:family="text">
      <style:text-properties style:font-name="Arial" style:font-name-complex="Arial"/>
    </style:style>
    <style:style style:name="P134" style:parent-style-name="Normal" style:family="paragraph">
      <style:paragraph-properties fo:text-align="center"/>
      <style:text-properties style:font-name="Arial" style:font-name-complex="Arial" fo:font-weight="bold" style:font-weight-asian="bold" style:font-weight-complex="bold"/>
    </style:style>
    <style:style style:name="P135" style:parent-style-name="Normal" style:family="paragraph">
      <style:paragraph-properties fo:text-align="center"/>
      <style:text-properties style:font-name="Arial" style:font-name-complex="Arial" fo:font-weight="bold" style:font-weight-asian="bold" style:font-weight-complex="bold"/>
    </style:style>
    <style:style style:name="P136" style:parent-style-name="Normal" style:family="paragraph">
      <style:paragraph-properties>
        <style:tab-stops>
          <style:tab-stop style:type="left" style:position="0.7708in"/>
        </style:tab-stops>
      </style:paragraph-properties>
      <style:text-properties style:font-name="Arial" style:font-name-complex="Arial"/>
    </style:style>
    <style:style style:name="P137" style:parent-style-name="Normal" style:family="paragraph">
      <style:text-properties style:font-name="Arial" style:font-name-complex="Arial"/>
    </style:style>
    <style:style style:name="P138" style:parent-style-name="Normal" style:family="paragraph">
      <style:text-properties style:font-name="Arial" style:font-name-complex="Arial"/>
    </style:style>
    <style:style style:name="P139" style:parent-style-name="Normal" style:family="paragraph">
      <style:text-properties style:font-name="Arial" style:font-name-complex="Arial"/>
    </style:style>
    <style:style style:name="P140" style:parent-style-name="Normal" style:family="paragraph">
      <style:text-properties style:font-name="Arial" style:font-name-complex="Arial"/>
    </style:style>
    <style:style style:name="P141" style:parent-style-name="Normal" style:family="paragraph">
      <style:text-properties style:font-name="Arial" style:font-name-complex="Arial"/>
    </style:style>
    <style:style style:name="P142" style:parent-style-name="Normal" style:family="paragraph">
      <style:text-properties style:font-name="Arial" style:font-name-complex="Arial"/>
    </style:style>
    <style:style style:name="T143" style:parent-style-name="DefaultParagraphFont" style:family="text">
      <style:text-properties style:font-name="Arial" style:font-name-complex="Arial"/>
    </style:style>
    <style:style style:name="T144" style:parent-style-name="DefaultParagraphFont" style:family="text">
      <style:text-properties style:font-name="Arial" style:font-name-complex="Arial"/>
    </style:style>
    <style:style style:name="T145" style:parent-style-name="DefaultParagraphFont" style:family="text">
      <style:text-properties style:font-name="Arial" style:font-name-complex="Arial"/>
    </style:style>
    <style:style style:name="T146" style:parent-style-name="DefaultParagraphFont" style:family="text">
      <style:text-properties style:font-name="Arial" style:font-name-complex="Arial"/>
    </style:style>
    <style:style style:name="T147" style:parent-style-name="normaltextrun" style:family="text">
      <style:text-properties style:font-name="Arial" style:font-name-complex="Arial" fo:background-color="#FFFFFF"/>
    </style:style>
    <style:style style:name="T148" style:parent-style-name="normaltextrun" style:family="text">
      <style:text-properties style:font-name="Arial" style:font-name-complex="Arial" fo:background-color="#FFFFFF"/>
    </style:style>
    <style:style style:name="P149" style:parent-style-name="Normal" style:family="paragraph">
      <style:text-properties style:font-name="Arial" style:font-name-complex="Arial" fo:font-weight="bold" style:font-weight-asian="bold" style:font-weight-complex="bold" fo:color="#000000"/>
    </style:style>
    <style:style style:name="P150" style:parent-style-name="Normal" style:family="paragraph">
      <style:text-properties style:font-name="Arial" style:font-name-complex="Arial" fo:font-weight="bold" style:font-weight-asian="bold" style:font-weight-complex="bold" fo:color="#000000"/>
    </style:style>
    <style:style style:name="P151" style:parent-style-name="Normal" style:family="paragraph">
      <style:text-properties style:font-name="Arial" style:font-name-complex="Arial" fo:color="#000000"/>
    </style:style>
    <style:style style:name="T152" style:parent-style-name="DefaultParagraphFont" style:family="text">
      <style:text-properties style:font-name="Arial" style:font-name-complex="Arial" fo:color="#000000"/>
    </style:style>
    <style:style style:name="T153" style:parent-style-name="DefaultParagraphFont" style:family="text">
      <style:text-properties style:font-name="Arial" style:font-name-complex="Arial" fo:color="#000000"/>
    </style:style>
    <style:style style:name="T154" style:parent-style-name="DefaultParagraphFont" style:family="text">
      <style:text-properties style:font-name="Arial" style:font-name-complex="Arial"/>
    </style:style>
    <style:style style:name="P155" style:parent-style-name="Normal" style:family="paragraph">
      <style:text-properties style:font-name="Arial" style:font-name-complex="Arial"/>
    </style:style>
    <style:style style:name="T156" style:parent-style-name="DefaultParagraphFont" style:family="text">
      <style:text-properties style:font-name="Arial" style:font-name-complex="Arial"/>
    </style:style>
    <style:style style:name="T157" style:parent-style-name="DefaultParagraphFont" style:family="text">
      <style:text-properties style:font-name="Arial" style:font-name-complex="Arial"/>
    </style:style>
    <style:style style:name="T158" style:parent-style-name="DefaultParagraphFont" style:family="text">
      <style:text-properties style:font-name="Arial" style:font-name-complex="Arial"/>
    </style:style>
    <style:style style:name="T159" style:parent-style-name="DefaultParagraphFont" style:family="text">
      <style:text-properties style:font-name="Arial" style:font-name-complex="Arial"/>
    </style:style>
    <style:style style:name="T160" style:parent-style-name="FootnoteReference" style:family="text">
      <style:text-properties style:font-name="Arial" style:font-name-complex="Arial"/>
    </style:style>
    <style:style style:name="T161" style:parent-style-name="DefaultParagraphFont" style:family="text">
      <style:text-properties style:font-name="Arial" style:font-name-complex="Arial"/>
    </style:style>
    <style:style style:name="P162" style:parent-style-name="Normal" style:family="paragraph">
      <style:text-properties style:font-name="Arial" style:font-name-complex="Arial" fo:color="#000000"/>
    </style:style>
    <style:style style:name="P163" style:parent-style-name="Normal" style:family="paragraph">
      <style:text-properties style:font-name="Arial" style:font-name-complex="Arial" fo:font-weight="bold" style:font-weight-asian="bold" style:font-weight-complex="bold" fo:color="#000000"/>
    </style:style>
    <style:style style:name="P164" style:parent-style-name="Normal" style:family="paragraph">
      <style:text-properties style:font-name="Arial" style:font-name-complex="Arial" fo:font-weight="bold" style:font-weight-asian="bold" style:font-weight-complex="bold" fo:color="#000000"/>
    </style:style>
    <style:style style:name="P165" style:parent-style-name="Normal" style:family="paragraph">
      <style:text-properties style:font-name="Arial" style:font-name-complex="Arial" fo:font-weight="bold" style:font-weight-asian="bold" style:font-weight-complex="bold" fo:color="#000000"/>
    </style:style>
    <style:style style:name="T166" style:parent-style-name="DefaultParagraphFont" style:family="text">
      <style:text-properties style:font-name="Arial" style:font-name-complex="Arial" fo:color="#000000"/>
    </style:style>
    <style:style style:name="T167" style:parent-style-name="DefaultParagraphFont" style:family="text">
      <style:text-properties style:font-name="Arial" style:font-name-complex="Arial"/>
    </style:style>
    <style:style style:name="T168" style:parent-style-name="DefaultParagraphFont" style:family="text">
      <style:text-properties style:font-name="Arial" style:font-name-complex="Arial"/>
    </style:style>
    <style:style style:name="P169" style:parent-style-name="Normal" style:family="paragraph">
      <style:text-properties style:font-name="Arial" style:font-name-complex="Arial"/>
    </style:style>
    <style:style style:name="T170" style:parent-style-name="DefaultParagraphFont" style:family="text">
      <style:text-properties style:font-name="Arial" style:font-name-complex="Arial"/>
    </style:style>
    <style:style style:name="T171" style:parent-style-name="DefaultParagraphFont" style:family="text">
      <style:text-properties style:font-name="Arial" style:font-name-complex="Arial"/>
    </style:style>
    <style:style style:name="T172" style:parent-style-name="DefaultParagraphFont" style:family="text">
      <style:text-properties style:font-name="Arial" style:font-name-complex="Arial"/>
    </style:style>
    <style:style style:name="T173" style:parent-style-name="DefaultParagraphFont" style:family="text">
      <style:text-properties style:font-name="Arial" style:font-name-complex="Arial"/>
    </style:style>
    <style:style style:name="T174" style:parent-style-name="FootnoteReference" style:family="text">
      <style:text-properties style:font-name="Arial" style:font-name-complex="Arial"/>
    </style:style>
    <style:style style:name="P175" style:parent-style-name="Normal" style:family="paragraph">
      <style:text-properties style:font-name="Arial" style:font-name-complex="Arial" fo:font-weight="bold" style:font-weight-asian="bold" style:font-weight-complex="bold"/>
    </style:style>
    <style:style style:name="P176" style:parent-style-name="Normal" style:family="paragraph">
      <style:text-properties style:font-name="Arial" style:font-name-complex="Arial" fo:font-weight="bold" style:font-weight-asian="bold" style:font-weight-complex="bold"/>
    </style:style>
    <style:style style:name="P177" style:parent-style-name="Normal" style:family="paragraph">
      <style:text-properties style:font-name="Arial" style:font-name-complex="Arial" fo:font-weight="bold" style:font-weight-asian="bold" style:font-weight-complex="bold"/>
    </style:style>
    <style:style style:name="P178" style:parent-style-name="Normal" style:family="paragraph">
      <style:text-properties style:font-name="Arial" style:font-name-complex="Arial" fo:font-weight="bold" style:font-weight-asian="bold" style:font-weight-complex="bold"/>
    </style:style>
    <style:style style:name="T179" style:parent-style-name="DefaultParagraphFont" style:family="text">
      <style:text-properties style:font-name="Arial" style:font-name-complex="Arial" fo:font-weight="bold" style:font-weight-asian="bold" style:font-weight-complex="bold"/>
    </style:style>
    <style:style style:name="T180" style:parent-style-name="DefaultParagraphFont" style:family="text">
      <style:text-properties style:font-name="Arial" style:font-name-complex="Arial" fo:font-style="italic" style:font-style-asian="italic" style:font-style-complex="italic"/>
    </style:style>
    <style:style style:name="T181" style:parent-style-name="DefaultParagraphFont" style:family="text">
      <style:text-properties style:font-name="Arial" style:font-name-complex="Arial" fo:font-style="italic" style:font-style-asian="italic" style:font-style-complex="italic"/>
    </style:style>
    <style:style style:name="T182" style:parent-style-name="DefaultParagraphFont" style:family="text">
      <style:text-properties style:font-name="Arial" style:font-name-complex="Arial"/>
    </style:style>
    <style:style style:name="T183" style:parent-style-name="DefaultParagraphFont" style:family="text">
      <style:text-properties style:font-name="Arial" style:font-name-complex="Arial"/>
    </style:style>
    <style:style style:name="T184" style:parent-style-name="DefaultParagraphFont" style:family="text">
      <style:text-properties style:font-name="Arial" style:font-name-complex="Arial"/>
    </style:style>
    <style:style style:name="T185" style:parent-style-name="DefaultParagraphFont" style:family="text">
      <style:text-properties style:font-name="Arial" style:font-name-complex="Arial"/>
    </style:style>
    <style:style style:name="T186" style:parent-style-name="DefaultParagraphFont" style:family="text">
      <style:text-properties style:font-name="Arial" style:font-name-complex="Arial"/>
    </style:style>
    <style:style style:name="P187" style:parent-style-name="Normal" style:family="paragraph">
      <style:paragraph-properties fo:margin-left="2in">
        <style:tab-stops/>
      </style:paragraph-properties>
    </style:style>
    <style:style style:name="T188" style:parent-style-name="DefaultParagraphFont" style:family="text">
      <style:text-properties style:font-name="Arial" style:font-name-complex="Arial"/>
    </style:style>
    <style:style style:name="P189" style:parent-style-name="Normal" style:family="paragraph">
      <style:text-properties style:font-name="Arial" style:font-name-complex="Arial" fo:font-weight="bold" style:font-weight-asian="bold" style:font-weight-complex="bold"/>
    </style:style>
    <style:style style:name="P190" style:parent-style-name="Normal" style:family="paragraph">
      <style:text-properties style:font-name="Arial" style:font-name-complex="Arial" fo:font-weight="bold" style:font-weight-asian="bold" style:font-weight-complex="bold"/>
    </style:style>
    <style:style style:name="P191" style:parent-style-name="Normal" style:family="paragraph">
      <style:text-properties style:font-name="Arial" style:font-name-complex="Arial"/>
    </style:style>
    <style:style style:name="P192" style:parent-style-name="Normal" style:family="paragraph">
      <style:text-properties style:font-name="Arial" style:font-name-complex="Arial"/>
    </style:style>
    <style:style style:name="P193" style:parent-style-name="Normal" style:family="paragraph">
      <style:text-properties style:font-name="Arial" style:font-name-complex="Arial"/>
    </style:style>
    <style:style style:name="P194" style:parent-style-name="Normal" style:family="paragraph">
      <style:text-properties style:font-name="Arial" style:font-name-complex="Arial"/>
    </style:style>
    <style:style style:name="P195" style:parent-style-name="Normal" style:family="paragraph">
      <style:text-properties style:font-name="Arial" style:font-name-complex="Arial"/>
    </style:style>
    <style:style style:name="P196" style:parent-style-name="Normal" style:family="paragraph">
      <style:text-properties style:font-name="Arial" style:font-name-complex="Arial"/>
    </style:style>
    <style:style style:name="P197" style:parent-style-name="Normal" style:family="paragraph">
      <style:text-properties style:font-name="Arial" style:font-name-complex="Arial"/>
    </style:style>
    <style:style style:name="T198" style:parent-style-name="DefaultParagraphFont" style:family="text">
      <style:text-properties style:font-name="Arial" style:font-name-complex="Arial"/>
    </style:style>
    <style:style style:name="T199" style:parent-style-name="DefaultParagraphFont" style:family="text">
      <style:text-properties style:font-name="Arial" style:font-name-complex="Arial"/>
    </style:style>
    <style:style style:name="T200" style:parent-style-name="DefaultParagraphFont" style:family="text">
      <style:text-properties style:font-name="Arial" style:font-name-complex="Arial"/>
    </style:style>
    <style:style style:name="T201" style:parent-style-name="FootnoteReference" style:family="text">
      <style:text-properties style:font-name="Arial" style:font-name-complex="Arial"/>
    </style:style>
    <style:style style:name="T202" style:parent-style-name="FootnoteReference" style:family="text">
      <style:text-properties style:font-name="Arial" style:font-name-complex="Arial"/>
    </style:style>
    <style:style style:name="T203" style:parent-style-name="DefaultParagraphFont" style:family="text">
      <style:text-properties style:font-name="Arial" style:font-name-complex="Arial"/>
    </style:style>
    <style:style style:name="T204" style:parent-style-name="DefaultParagraphFont" style:family="text">
      <style:text-properties style:font-name="Arial" style:font-name-complex="Arial"/>
    </style:style>
    <style:style style:name="T205" style:parent-style-name="FootnoteReference" style:family="text">
      <style:text-properties style:font-name="Arial" style:font-name-complex="Arial"/>
    </style:style>
    <style:style style:name="T206" style:parent-style-name="DefaultParagraphFont" style:family="text">
      <style:text-properties style:font-name="Arial" style:font-name-complex="Arial"/>
    </style:style>
    <style:style style:name="T207" style:parent-style-name="FootnoteReference" style:family="text">
      <style:text-properties style:font-name="Arial" style:font-name-complex="Arial"/>
    </style:style>
    <style:style style:name="T208" style:parent-style-name="DefaultParagraphFont" style:family="text">
      <style:text-properties style:font-name="Arial" style:font-name-complex="Arial"/>
    </style:style>
    <style:style style:name="T209" style:parent-style-name="DefaultParagraphFont" style:family="text">
      <style:text-properties style:font-name="Arial" style:font-name-complex="Arial"/>
    </style:style>
    <style:style style:name="T210" style:parent-style-name="FootnoteReference" style:family="text">
      <style:text-properties style:font-name="Arial" style:font-name-complex="Arial"/>
    </style:style>
    <style:style style:name="P211" style:parent-style-name="Normal" style:family="paragraph">
      <style:text-properties style:font-name="Arial" style:font-name-complex="Arial"/>
    </style:style>
    <style:style style:name="T212" style:parent-style-name="DefaultParagraphFont" style:family="text">
      <style:text-properties style:font-name="Arial" style:font-name-complex="Arial"/>
    </style:style>
    <style:style style:name="T213" style:parent-style-name="DefaultParagraphFont" style:family="text">
      <style:text-properties style:font-name="Arial" style:font-name-complex="Arial"/>
    </style:style>
    <style:style style:name="T214" style:parent-style-name="DefaultParagraphFont" style:family="text">
      <style:text-properties style:font-name="Arial" style:font-name-complex="Arial"/>
    </style:style>
    <style:style style:name="T215" style:parent-style-name="FootnoteReference" style:family="text">
      <style:text-properties style:font-name="Arial" style:font-name-complex="Arial"/>
    </style:style>
    <style:style style:name="T216" style:parent-style-name="DefaultParagraphFont" style:family="text">
      <style:text-properties style:font-name="Arial" style:font-name-complex="Arial"/>
    </style:style>
    <style:style style:name="T217" style:parent-style-name="DefaultParagraphFont" style:family="text">
      <style:text-properties style:font-name="Arial" style:font-name-complex="Arial"/>
    </style:style>
    <style:style style:name="T218" style:parent-style-name="DefaultParagraphFont" style:family="text">
      <style:text-properties style:font-name="Arial" style:font-name-complex="Arial"/>
    </style:style>
    <style:style style:name="T219" style:parent-style-name="DefaultParagraphFont" style:family="text">
      <style:text-properties style:font-name="Arial" style:font-name-complex="Arial"/>
    </style:style>
    <style:style style:name="P220" style:parent-style-name="Normal" style:family="paragraph">
      <style:text-properties style:font-name="Arial" style:font-name-complex="Arial" fo:font-weight="bold" style:font-weight-asian="bold" style:font-weight-complex="bold"/>
    </style:style>
    <style:style style:name="P221" style:parent-style-name="Normal" style:family="paragraph">
      <style:text-properties style:font-name="Arial" style:font-name-complex="Arial" fo:font-weight="bold" style:font-weight-asian="bold" style:font-weight-complex="bold"/>
    </style:style>
    <style:style style:name="P222" style:parent-style-name="Normal" style:family="paragraph">
      <style:text-properties style:font-name="Arial" style:font-name-complex="Arial"/>
    </style:style>
    <style:style style:name="T223" style:parent-style-name="DefaultParagraphFont" style:family="text">
      <style:text-properties style:font-name="Arial" style:font-name-complex="Arial"/>
    </style:style>
    <style:style style:name="T224" style:parent-style-name="DefaultParagraphFont" style:family="text">
      <style:text-properties style:font-name="Arial" style:font-name-complex="Arial"/>
    </style:style>
    <style:style style:name="T225" style:parent-style-name="FootnoteReference" style:family="text">
      <style:text-properties style:font-name="Arial" style:font-name-complex="Arial"/>
    </style:style>
    <style:style style:name="T226" style:parent-style-name="DefaultParagraphFont" style:family="text">
      <style:text-properties style:font-name="Arial" style:font-name-complex="Arial"/>
    </style:style>
    <style:style style:name="T227" style:parent-style-name="DefaultParagraphFont" style:family="text">
      <style:text-properties style:font-name="Arial" style:font-name-complex="Arial"/>
    </style:style>
    <style:style style:name="T228" style:parent-style-name="FootnoteReference" style:family="text">
      <style:text-properties style:font-name="Arial" style:font-name-complex="Arial"/>
    </style:style>
    <style:style style:name="T229" style:parent-style-name="DefaultParagraphFont" style:family="text">
      <style:text-properties style:font-name="Arial" style:font-name-complex="Arial"/>
    </style:style>
    <style:style style:name="T230" style:parent-style-name="DefaultParagraphFont" style:family="text">
      <style:text-properties style:font-name="Arial" style:font-name-complex="Arial"/>
    </style:style>
    <style:style style:name="P231" style:parent-style-name="Normal" style:family="paragraph">
      <style:text-properties style:font-name="Arial" style:font-name-complex="Arial"/>
    </style:style>
    <style:style style:name="P232" style:parent-style-name="Normal" style:family="paragraph">
      <style:text-properties style:font-name="Arial" style:font-name-complex="Arial"/>
    </style:style>
    <style:style style:name="P233" style:parent-style-name="Normal" style:family="paragraph">
      <style:text-properties style:font-name="Arial" style:font-name-complex="Arial" fo:font-weight="bold" style:font-weight-asian="bold" style:font-weight-complex="bold"/>
    </style:style>
    <style:style style:name="P234" style:parent-style-name="Normal" style:family="paragraph">
      <style:text-properties style:font-name="Arial" style:font-name-complex="Arial" fo:font-weight="bold" style:font-weight-asian="bold" style:font-weight-complex="bold"/>
    </style:style>
    <style:style style:name="P235" style:parent-style-name="Normal" style:family="paragraph">
      <style:text-properties style:font-name="Arial" style:font-name-complex="Arial" fo:font-weight="bold" style:font-weight-asian="bold" style:font-weight-complex="bold"/>
    </style:style>
    <style:style style:name="T236" style:parent-style-name="DefaultParagraphFont" style:family="text">
      <style:text-properties style:font-name="Arial" style:font-name-complex="Arial"/>
    </style:style>
    <style:style style:name="T237" style:parent-style-name="DefaultParagraphFont" style:family="text">
      <style:text-properties style:font-name="Arial" style:font-name-complex="Arial"/>
    </style:style>
    <style:style style:name="T238" style:parent-style-name="DefaultParagraphFont" style:family="text">
      <style:text-properties style:font-name="Arial" style:font-name-complex="Arial"/>
    </style:style>
    <style:style style:name="T239" style:parent-style-name="FootnoteReference" style:family="text">
      <style:text-properties style:font-name="Arial" style:font-name-complex="Arial"/>
    </style:style>
    <style:style style:name="T240" style:parent-style-name="Hyperlink" style:family="text">
      <style:text-properties style:text-underline-type="none"/>
    </style:style>
    <style:style style:name="T241" style:parent-style-name="Hyperlink" style:family="text">
      <style:text-properties style:use-window-font-color="true" style:text-underline-type="none"/>
    </style:style>
    <style:style style:name="T242" style:parent-style-name="Hyperlink" style:family="text">
      <style:text-properties style:use-window-font-color="true" style:text-underline-type="none"/>
    </style:style>
    <style:style style:name="T243" style:parent-style-name="Hyperlink" style:family="text">
      <style:text-properties style:use-window-font-color="true" style:text-underline-type="none"/>
    </style:style>
    <style:style style:name="T244" style:parent-style-name="DefaultParagraphFont" style:family="text">
      <style:text-properties style:font-name="Arial" style:font-name-complex="Arial"/>
    </style:style>
    <style:style style:name="T245" style:parent-style-name="DefaultParagraphFont" style:family="text">
      <style:text-properties style:font-name="Arial" style:font-name-complex="Arial"/>
    </style:style>
    <style:style style:name="T246" style:parent-style-name="FootnoteReference" style:family="text">
      <style:text-properties style:font-name="Arial" style:font-name-complex="Arial"/>
    </style:style>
    <style:style style:name="T247" style:parent-style-name="Hyperlink" style:family="text">
      <style:text-properties style:use-window-font-color="true" style:text-underline-type="none"/>
    </style:style>
    <style:style style:name="T248" style:parent-style-name="Hyperlink" style:family="text">
      <style:text-properties style:use-window-font-color="true" style:text-underline-type="none"/>
    </style:style>
    <style:style style:name="T249" style:parent-style-name="Hyperlink" style:family="text">
      <style:text-properties style:use-window-font-color="true"/>
    </style:style>
    <style:style style:name="T250" style:parent-style-name="DefaultParagraphFont" style:family="text">
      <style:text-properties style:font-name="Arial" style:font-name-complex="Arial"/>
    </style:style>
    <style:style style:family="graphic" style:name="a0" style:parent-style-name="Graphics">
      <style:graphic-properties fo:wrap-option="wrap" fo:border="0.01389in solid #ed7d31"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736in solid #ff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389in solid #ed7d31"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P7"><text:bookmark-start text:name="AnnexB"/><text:bookmark-end text:name="AnnexB"/><text:span text:style-name="T8"><draw:frame draw:z-index="251658240" draw:id="id0" draw:style-name="a0" draw:name="Text Box 1" text:anchor-type="paragraph" svg:x="0in" svg:y="0.52023in" svg:width="6.31667in" svg:height="1.95903in" style:rel-width="scale" style:rel-height="scale"><draw:text-box><text:p text:style-name="Normal"><text:span text:style-name="T9">‘MOD needs high quality people with the necessary skills, knowledge and experience, who are valued, respected, invested in and feel supported. The UK Armed Forces are a formidable fighting force and the commitment of all Service personnel and civilian empl</text:span><text:span text:style-name="T10">oyees is rightly celebrated. Unacceptable behaviour persists, however, which negatively impacts on people, the teams they serve in and, ultimately, operational output. It also has an impact on attracting, recruiting and retaining the talent we need.’</text:span><text:span text:style-name="T11"><text:s/></text:span></text:p><text:p text:style-name="P12">JSP 763, Policy Statement.<text:s/></text:p><text:p text:style-name="Normal"/></draw:text-box><svg:title/><svg:desc/></draw:frame></text:span><text:span text:style-name="T13">Zero Tolerance to Sexual Offences and Sexual Relationships<text:s/></text:span></text:p>
      <text:p text:style-name="P14"><text:span text:style-name="T15">Between Instructors and Trainees</text:span></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Normal"><text:span text:style-name="T28">Note: This Policy should be read in conjunction with 2022DIN01-073 ‘Zero Tolerance to Unacceptable Sexual<text:s/></text:span><text:span text:style-name="T29">Behaviour: A Victim/Survivor Focused Approach’.</text:span></text:p>
      <text:p text:style-name="P30"/>
      <text:p text:style-name="Normal"><text:span text:style-name="T31">Introduction</text:span></text:p>
      <text:p text:style-name="P32"/>
      <text:p text:style-name="Normal"><text:span text:style-name="T33">1.</text:span><text:span text:style-name="T34"><text:tab/></text:span><text:span text:style-name="T35">Sexual offending is a crime, harms people, adversely impacts unit cohesion and operational effectiveness, and undermines public confidence and trust in the UK Armed Forces. There is no place</text:span><text:span text:style-name="T36"><text:s/>in the UK Armed Forces or MOD Civil Service</text:span><text:span text:style-name="T37"><text:note text:note-class="footnote" text:id="_ftn0"><text:note-citation>1</text:note-citation><text:note-body><text:p text:style-name="FootnoteText"><text:s/>In accordance with paragraph 9, this current policy currently only applies to Armed Forces personnel. <text:s/>Relevant MOD Civilian policy is set out at paragraph 17.</text:p></text:note-body></text:note></text:span><text:span text:style-name="T38"><text:s/>for people who commit sexual offences. Addition</text:span><text:span text:style-name="T39">ally, instructors or personnel in a position of authority, who engage in sexual relationships with trainees or recruits</text:span><text:span text:style-name="T40"><text:note text:note-class="footnote" text:id="_ftn1"><text:note-citation>2</text:note-citation><text:note-body><text:p text:style-name="FootnoteText"><text:s/>Referred to throughout this policy as an ‘instructor/trainee sexual relationship’ in short, but it captures any Service person in a<text:s/>position of authority over trainees or recruits at any stage of training (i.e. Phases 1-3) where that sexual relationship took place whilst the trainee or recruit was still in training.</text:p></text:note-body></text:note></text:span><text:span text:style-name="T41">, are abusing their position of trust and may be committing an offence.</text:span><text:span text:style-name="T42"><text:s text:c="2"/>For that reason, this issue is also addressed in this zero tolerance policy. This policy is the first of a range of measures intended to tackle unacceptable sexual behaviour in Defence. <text:s/>The MOD’s Policy on Unacceptable Behaviours, including sexual offen</text:span><text:span text:style-name="T43">ding, is set out in JSP 763 Part 1.</text:span><text:span text:style-name="T44"><text:note text:note-class="footnote" text:id="_ftn2"><text:note-citation>3</text:note-citation><text:note-body><text:p text:style-name="FootnoteText"><text:s/>JSP 763, Part 1, paragraphs 1.3 and 2.1. Core behaviours are discussed at JSP 763, Part 1, paragraph 1.3. Non-exhaustive examples of breaches of core behaviours are provided in JSP 763 paragraph 2.22.</text:p></text:note-body></text:note></text:span><text:span text:style-name="T45"><text:s text:c="2"/></text:span></text:p>
      <text:p text:style-name="Normal"/>
      <text:p text:style-name="P46">Purpose</text:p>
      <text:p text:style-name="P47"/>
      <text:p text:style-name="Normal"><text:span text:style-name="T48">2.</text:span><text:span text:style-name="T49"><text:tab/></text:span><text:span text:style-name="T50">Supporting people who are victims of sexual offending (and preventing trainees from becoming victims) is our priority.</text:span><text:span text:style-name="T51"><text:note text:note-class="footnote" text:id="_ftn3"><text:note-citation>4</text:note-citation><text:note-body><text:p text:style-name="FootnoteText"><text:s/>JSP 839,<text:s/><text:span text:style-name="T52">2020DIN01-065 and 2014DIN01-209.</text:span></text:p></text:note-body></text:note></text:span><text:span text:style-name="T53"><text:s/>Defence has aligned single Service (sS) policies</text:span><text:span text:style-name="T54"><text:note text:note-class="footnote" text:id="_ftn4"><text:note-citation>5</text:note-citation><text:note-body><text:p text:style-name="FootnoteText"><text:s/>Royal Navy Policy in<text:s/><text:a xlink:href="http://web.apps.royalnavy.r.mil.uk/fpgo/BRd_0001_4999/BRd_0003/BRd_3_1/brd_3_1_book5.pdf" office:target-frame-name="_top" xlink:show="replace"><text:span text:style-name="Hyperlink">BR3, Chapter 20</text:span></text:a>. <text:s/>Army Policy in Army General and Administrative Instructions (AGAI), Volume 2,<text:s/><text:a xlink:href="https://modgovuk.sharepoint.com/sites/defnet/Corp/Army/Publications/AGAI_062.pdf" office:target-frame-name="_top" xlink:show="replace"><text:span text:style-name="Hyperlink">Chapter 62</text:span></text:a><text:s/>and<text:s/><text:a xlink:href="https://modgovuk.sharepoint.com/sites/defnet/Corp/Army/Publications/AGAI_067.pdf" office:target-frame-name="_top" xlink:show="replace"><text:span text:style-name="Hyperlink">Chapter 67</text:span></text:a>. <text:s/>RAF Policy in AP3392 Vol 4,<text:s/><text:a xlink:href="https://modgovuk.sharepoint.com/:w:/r/teams/8195/_layouts/15/Doc.aspx?sourcedoc=%7bA7EAEDEF-4748-4B93-A107-1499BE107A1C%7d&amp;file=Leaflet%20701%20-%20Attendance%20of%20Personnel%20at%20Courts.doc&amp;action=default&amp;mobileredirect=true&amp;CID=B8791FD5-49A8-4952-9C9B-2707C69360DA" office:target-frame-name="_top" xlink:show="replace"><text:span text:style-name="Hyperlink">Leaflet 701</text:span></text:a><text:span text:style-name="T55"><text:s/></text:span><text:span text:style-name="T56">(Attendance at Court) and</text:span><text:span text:style-name="T57"><text:s/></text:span><text:span text:style-name="T58">AP3392 Vol 4,<text:s/></text:span><text:a xlink:href="https://modgovuk.sharepoint.com/:w:/r/teams/8195/_layouts/15/Doc.aspx?sourcedoc=%7b97B2AA89-3BF4-4AEB-8692-ED59A16784AB%7d&amp;file=Leaflet%20801%20-%20Major%20Administrative%20Action%20Process%20(MAAP).docx&amp;action=default&amp;mobileredirect=true&amp;cid=855dc339-9896-42cf-bd1b-bd6c0e88d67d" office:target-frame-name="_top" xlink:show="replace"><text:span text:style-name="T59">leaflet 801</text:span></text:a><text:span text:style-name="T60"><text:s/>(Major Admin Action Policy)</text:span>.</text:p></text:note-body></text:note></text:span><text:span text:style-name="T61"><text:s/>to create an overarching zero tolerance to sexual offending and instructor/trainee sexual relationships policy.<text:s/></text:span></text:p>
      <text:p text:style-name="Normal"/>
      <text:soft-page-break/>
      <text:p text:style-name="P62">Intent – Zero Tolerance</text:p>
      <text:p text:style-name="P63"/>
      <text:p text:style-name="Normal"><text:span text:style-name="T64">3.</text:span><text:span text:style-name="T65"><text:tab/>Zero tolerance means that every allegation of sexual offendi</text:span><text:span text:style-name="T66">ng or instructor/trainee sexual relationships will be acted upon through prompt, thorough, efficient and independent investigation</text:span><text:span text:style-name="T67"><text:note text:note-class="footnote" text:id="_ftn5"><text:note-citation>6</text:note-citation><text:note-body><text:p text:style-name="FootnoteText"><text:s/>Investigation will be by Service or Civilian Police where there is an allegation that an offence has been<text:s/>committed.</text:p></text:note-body></text:note></text:span><text:span text:style-name="T68">. When a person is convicted</text:span><text:span text:style-name="T69"><text:note text:note-class="footnote" text:id="_ftn6"><text:note-citation>7</text:note-citation><text:note-body><text:p text:style-name="FootnoteText"><text:s/>The criminal standard is beyond reasonable doubt.</text:p></text:note-body></text:note></text:span><text:span text:style-name="T70"><text:s/>of a sexual offence or an instructor is found</text:span><text:span text:style-name="T71"><text:note text:note-class="footnote" text:id="_ftn7"><text:note-citation>8</text:note-citation><text:note-body><text:p text:style-name="FootnoteText"><text:s/>The standard of proof that such a relationship took place is to the civil standard, i.e. on the balance of<text:s/>probabilities.</text:p></text:note-body></text:note></text:span><text:span text:style-name="T72"><text:s/>to have engaged in a sexual relationship with a trainee, their discharge is mandatory.</text:span></text:p>
      <text:p text:style-name="Normal"/>
      <text:p text:style-name="P73">Sexual Offences</text:p>
      <text:p text:style-name="Normal"/>
      <text:p text:style-name="P74">4.<text:tab/>In relation to the sexual offences specified below, where a person is found guilty of such an offence, it is mandated that they will<text:s/>be administratively discharged:</text:p>
      <text:list text:style-name="LFO1" text:continue-numbering="true">
        <text:list-item>
          <text:p text:style-name="P75"><text:span text:style-name="T76">Any offence whose punishment triggers a Violent and Sex Offender Register (VISOR) reporting requirement.</text:span><text:span text:style-name="T77"><text:note text:note-class="footnote" text:id="_ftn8"><text:note-citation>9</text:note-citation><text:note-body><text:p text:style-name="FootnoteText"><text:s/>Part 2, Sexual Offences Act 2003.</text:p></text:note-body></text:note></text:span></text:p>
        </text:list-item>
        <text:list-item>
          <text:p text:style-name="P78"><text:span text:style-name="T79">Any offence under the Sexual Offences Act 2003 (see footnote</text:span><text:span text:style-name="T80"><text:note text:note-class="footnote" text:id="_ftn9"><text:note-citation>10</text:note-citation><text:note-body><text:p text:style-name="FootnoteText"><text:s/>Sexual activity<text:s/>in a public lavatory, contrary to s.71 of the Sexual Offences Act is likely to be private and consensual activity (<text:span text:style-name="T81">unless other offences are added to the charge/indictment) and so is likely to be excluded from this policy. <text:s/>Legal advice should be sought as</text:span><text:span text:style-name="T82"><text:s/>to whether the threshold to trigger this policy is reached where a Service person is found guilty of a s.71 charge.</text:span></text:p></text:note-body></text:note></text:span><text:span text:style-name="T83"><text:s/>re. sexual activity in a public lavatory).</text:span></text:p>
        </text:list-item>
        <text:list-item>
          <text:p text:style-name="P84">Pre-2003 Sexual Offences.</text:p>
        </text:list-item>
        <text:list-item>
          <text:p text:style-name="P85"><text:span text:style-name="T86">Any offence involving indecent images of children.</text:span><text:span text:style-name="T87"><text:note text:note-class="footnote" text:id="_ftn10"><text:note-citation>11</text:note-citation><text:note-body><text:p text:style-name="FootnoteText"><text:span text:style-name="T88"><text:s/>Likely to be ch</text:span><text:span text:style-name="T89">arged under s.1 of the Protection of Children Act 1978 or s.160 of the Criminal Justice Act 1988 but includes such an offence however charged, for example possession of a paedophile manual contrary to s.69 Serious Crime Act 2015.</text:span></text:p></text:note-body></text:note></text:span></text:p>
        </text:list-item>
        <text:list-item>
          <text:p text:style-name="P90"><text:span text:style-name="T91">Extreme pornographic image</text:span><text:span text:style-name="T92">s.</text:span><text:span text:style-name="T93"><text:note text:note-class="footnote" text:id="_ftn11"><text:note-citation>12</text:note-citation><text:note-body><text:p text:style-name="Normal"><text:span text:style-name="T94"><text:s/></text:span><text:span text:style-name="T95">Contrary to s.63 of the Criminal Justice and Immigration Act 2008.</text:span></text:p></text:note-body></text:note></text:span></text:p>
        </text:list-item>
        <text:list-item>
          <text:p text:style-name="P96"><text:span text:style-name="T97">Revenge porn.</text:span><text:span text:style-name="T98"><text:note text:note-class="footnote" text:id="_ftn12"><text:note-citation>13</text:note-citation><text:note-body><text:p text:style-name="FootnoteText"><text:span text:style-name="T99"><text:s/>Contrary to s.33 of the Criminal Justice and Courts Act 2015.</text:span></text:p></text:note-body></text:note></text:span></text:p>
        </text:list-item>
        <text:list-item>
          <text:p text:style-name="P100"><text:span text:style-name="T101">Obscene publications.</text:span><text:span text:style-name="T102"><text:note text:note-class="footnote" text:id="_ftn13"><text:note-citation>14</text:note-citation><text:note-body><text:p text:style-name="FootnoteText"><text:span text:style-name="T103"><text:s/>Charged under the Obscene Publications Acts 1959 and/or 1964.</text:span></text:p></text:note-body></text:note></text:span></text:p>
        </text:list-item>
        <text:list-item>
          <text:p text:style-name="P104"><text:span text:style-name="T105">Voyeurism</text:span><text:span text:style-name="T106"><text:note text:note-class="footnote" text:id="_ftn14"><text:note-citation>15</text:note-citation><text:note-body><text:p text:style-name="FootnoteText"><text:span text:style-name="T107"><text:s/>Sexual Offences Act 2003 or The Voyeurism Offences Act 2019.</text:span></text:p></text:note-body></text:note></text:span><text:span text:style-name="T108">.</text:span></text:p>
        </text:list-item>
        <text:list-item>
          <text:p text:style-name="P109"><text:span text:style-name="T110">Harassment, where there is a sexual element.</text:span><text:span text:style-name="T111"><text:note text:note-class="footnote" text:id="_ftn15"><text:note-citation>16</text:note-citation><text:note-body><text:p text:style-name="FootnoteText"><text:span text:style-name="T112"><text:s/>Contrary to The Protection from</text:span><text:s/>Harassment Act 1997 or s.4, 4A and 5 Public Order Act 1986.</text:p></text:note-body></text:note></text:span></text:p>
        </text:list-item>
        <text:list-item>
          <text:p text:style-name="P113"><text:span text:style-name="T114">Modern Slavery Offences where<text:s/></text:span><text:span text:style-name="T115">there is a sexual element.</text:span><text:span text:style-name="T116"><text:note text:note-class="footnote" text:id="_ftn16"><text:note-citation>17</text:note-citation><text:note-body><text:p text:style-name="FootnoteText"><text:s/>Contrary to The Modern Slavery Act 2015.</text:p></text:note-body></text:note></text:span></text:p>
        </text:list-item>
        <text:list-item>
          <text:p text:style-name="P117">Any offence under the Female Genital Mutilation Act 2003.</text:p>
        </text:list-item>
      </text:list>
      <text:p text:style-name="P118">5.<text:tab/>This list is not exhaustive, and it is for the Commanding Officer of a person found guilty of a different/alternative offence of a sexual nature to apply this policy. Legal advice must be sought.</text:p>
      <text:p text:style-name="P119"/>
      <text:soft-page-break/>
      <text:p text:style-name="Normal"><text:span text:style-name="T120">6.</text:span><text:span text:style-name="T121"><text:tab/>When a Service person is convicted of a sexual offence outside England and Wales, where the relevant offence would be an offence if committed in England and Wales</text:span><text:span text:style-name="T122"><text:note text:note-class="footnote" text:id="_ftn17"><text:note-citation>18</text:note-citation><text:note-body><text:p text:style-name="FootnoteText"><text:s/>For example,<text:s/>in some countries homosexuality is illegal, but it is not an offence in the UK.</text:p></text:note-body></text:note></text:span><text:span text:style-name="T123">, the same zero tolerance policy will apply, and it is mandated that they be administratively discharged.</text:span></text:p>
      <text:p text:style-name="P124"/>
      <text:p text:style-name="Normal"><text:span text:style-name="T125">7.</text:span><text:span text:style-name="T126"><text:tab/></text:span><text:span text:style-name="T127">The offences above may be tried by Court Martial, in which case di</text:span><text:span text:style-name="T128">smissal is a punishment available to the Court. Where, despite the individual having been found guilty, the Court Martial Board chooses not to award dismissal, the Service with Full Command of the individual shall administratively discharge them in line wi</text:span><text:span text:style-name="T129">th this policy.</text:span></text:p>
      <text:p text:style-name="P130"/>
      <text:p text:style-name="P131">Instructor/Trainee Sexual Relationships</text:p>
      <text:p text:style-name="P132"/>
      <text:p text:style-name="Normal"><text:span text:style-name="T133"><draw:frame draw:z-index="251658242" draw:id="id1" draw:style-name="a1" draw:name="Text Box 2" text:anchor-type="paragraph" svg:x="0.54653in" svg:y="0.11389in" svg:width="6.02292in" svg:height="0.98681in" style:rel-width="scale" style:rel-height="scale"><draw:text-box><text:p text:style-name="P134"/><text:p text:style-name="P135">Instructors or personnel in a position of authority who engage in sexual relationships with recruits or trainees will be discharged and may face prosecution.</text:p><text:p text:style-name="Normal"/></draw:text-box><svg:title/><svg:desc/></draw:frame></text:span></text:p>
      <text:p text:style-name="P136"/>
      <text:p text:style-name="P137"/>
      <text:p text:style-name="P138"/>
      <text:p text:style-name="P139"/>
      <text:p text:style-name="P140"/>
      <text:p text:style-name="P141"/>
      <text:p text:style-name="P142"/>
      <text:p text:style-name="Normal"><text:span text:style-name="T143">8.</text:span><text:span text:style-name="T144"><text:tab/></text:span><text:span text:style-name="T145">Instructor/trainee sexual relationships are unacceptable. <text:s/>Such relationships would breach the Service Test, could cause harm to others and reputational harm to the Services, and may result in prosecution. Service personnel who are instructors or in a posi</text:span><text:span text:style-name="T146">tion of authority who engage in such relationships are to be administratively discharged.<text:s/></text:span><text:span text:style-name="T147">In situations where instructors and trainees are in relationships that pre-date them becoming an instructor or a trainee, both parties are to inform their chain of co</text:span><text:span text:style-name="T148">mmand of the pre-existing relationship. It is then for the chain of command to determine how their positions and training should be managed. Failure to declare a pre-existing relationship may result in discharge in accordance with this policy.</text:span></text:p>
      <text:p text:style-name="P149"/>
      <text:p text:style-name="P150">Application</text:p>
      <text:p text:style-name="P151"/>
      <text:p text:style-name="Normal"><text:span text:style-name="T152">9.</text:span><text:span text:style-name="T153"><text:tab/></text:span><text:span text:style-name="T154">This policy applies to UK Armed Forces personnel, whether Regular or Reservist, no matter who the victim, trainee or affected person(s) are. See paragraph 17 for relevant MOD Civilian Employee policy.</text:span></text:p>
      <text:p text:style-name="P155"/>
      <text:p text:style-name="Normal"><text:span text:style-name="T156">10.</text:span><text:span text:style-name="T157"><text:tab/>This policy draws together aspects of the sin</text:span><text:span text:style-name="T158">gle Services (sS) policy and sets out what Service personnel can expect to happen if they commit a sexual offence or engage in a sexual relationship with a trainee. For this reason, there is nothing to prevent the discharge of Service personnel who have be</text:span><text:span text:style-name="T159">en convicted of a sexual offence or engaged in an instructor/trainee sexual relationship prior to the publication of this policy, if the action taken is in line with pre-existing sS policy.</text:span><text:span text:style-name="T160"><text:note text:note-class="footnote" text:id="_ftn18"><text:note-citation>19</text:note-citation><text:note-body><text:p text:style-name="FootnoteText"><text:s/>i.e. this policy is not to be applied to address conviction for sexual offences, or instructor/trainee relationships that were concluded, prior to the introduction of this policy. <text:s/>In relation to convictions for a sexual offence or an instructor/trainee relationship that concluded prior to the introduction of this policy, the relevant sS policy in place at the time should be applied to determine the most appropriate action to be taken.</text:p></text:note-body></text:note></text:span><text:span text:style-name="T161"><text:s text:c="2"/></text:span></text:p>
      <text:p text:style-name="P162"/>
      <text:p text:style-name="P163"/>
      <text:p text:style-name="P164">Process</text:p>
      <text:p text:style-name="P165"/>
      <text:p text:style-name="Normal"><text:span text:style-name="T166">11.</text:span><text:span text:style-name="T167"><text:tab/>Discharge of any individual is a Full Command issue and should be conducted in accordance with sS administrative proce</text:span><text:span text:style-name="T168">dures. The authority to approve discharge will sit at the level prescribed in sS Policy. <text:s/></text:span></text:p>
      <text:p text:style-name="P169"/>
      <text:p text:style-name="Normal"><text:span text:style-name="T170">12.</text:span><text:span text:style-name="T171"><text:tab/>Discharge statistics for sexual offences must be submitted to Ministers on a 6-monthly basis. In support of the submission, each sS will provide an overview of<text:s/></text:span><text:span text:style-name="T172">the themes and lessons learned from the cases, along with details of any specific action being taken to address those themes and lessons. This will enable monitoring to ensure consistent application of this policy across Defence, allow analysis of the data</text:span><text:span text:style-name="T173"><text:s/>and enable holding to account.</text:span><text:span text:style-name="T174"><text:note text:note-class="footnote" text:id="_ftn19"><text:note-citation>20</text:note-citation><text:note-body><text:p text:style-name="FootnoteText"><text:s/>MOD reporting process to be published separately. Retention of data must be in line with appropriate data retention/ protection laws and policies, and the Rehabilitation of Offenders Act 1974 (see paragraph 15).</text:p></text:note-body></text:note></text:span></text:p>
      <text:p text:style-name="P175"/>
      <text:p text:style-name="P176"/>
      <text:p text:style-name="P177">Addressing Sexual Offending and Unacceptable Sexual Behaviour</text:p>
      <text:p text:style-name="P178"/>
      <text:p text:style-name="Normal"><text:span text:style-name="T179"><draw:frame draw:z-index="251658241" draw:id="id2" draw:style-name="a2" draw:name="Text Box 4" text:anchor-type="paragraph" svg:x="0.47488in" svg:y="0.00435in" svg:width="5.14931in" svg:height="1.56319in" style:rel-width="scale" style:rel-height="scale"><draw:text-box><text:p text:style-name="Normal"><text:span text:style-name="T180">‘When considering allegations of unacceptable behaviour, individuals should consider whether values and standards have been met. Everyone has a responsibility to challenge unacceptable be</text:span><text:span text:style-name="T181">haviours; the standard one walks past, without taking action, is the standard one accepts.’</text:span><text:span text:style-name="T182"><text:s/></text:span><text:span text:style-name="T183"><text:tab/></text:span><text:span text:style-name="T184"><text:tab/></text:span><text:span text:style-name="T185"><text:tab/></text:span><text:span text:style-name="T186"><text:tab/></text:span></text:p><text:p text:style-name="P187"><text:span text:style-name="T188">JSP 763, Chapter 2, paragraph 2.2.</text:span></text:p></draw:text-box><svg:title/><svg:desc/></draw:frame></text:span></text:p>
      <text:p text:style-name="P189"/>
      <text:p text:style-name="P190"/>
      <text:p text:style-name="P191"/>
      <text:p text:style-name="P192"/>
      <text:p text:style-name="P193"/>
      <text:p text:style-name="P194"/>
      <text:p text:style-name="P195"/>
      <text:p text:style-name="P196"/>
      <text:p text:style-name="P197"/>
      <text:p text:style-name="Normal"><text:span text:style-name="T198">13.</text:span><text:span text:style-name="T199"><text:tab/>Unacceptable sexual behaviour of any kind should be challenged and potential sexual offences or instructor/t</text:span><text:span text:style-name="T200">rainee sexual relationships reported to the Police.</text:span><text:span text:style-name="T201"><text:s/></text:span><text:span text:style-name="T202"><text:note text:note-class="footnote" text:id="_ftn20"><text:note-citation>21</text:note-citation><text:note-body><text:p text:style-name="FootnoteText"><text:s/>Victims retain the right to report offences with a Service connection to the Service or Civilian Police.</text:p></text:note-body></text:note></text:span><text:span text:style-name="T203"><text:s text:c="2"/>If a Commanding Officer becomes aware that a sexual offence may have been<text:s/></text:span><text:span text:style-name="T204">committed, they must report it to the Service Police.</text:span><text:span text:style-name="T205"><text:note text:note-class="footnote" text:id="_ftn21"><text:note-citation>22</text:note-citation><text:note-body><text:p text:style-name="FootnoteText"><text:s/>Under s.113 of the Armed Forces Act 2003, Commanding officers have an obligation to report offences listed in Schedule 2 of the Armed Forces Act 2006 to the Service Police. Sexual Offences under Part 1 of the Sexual Offences Act 2003 (except sexual activity in a public toilet) are included in Schedule 2 at Paragraph 12(at).</text:p></text:note-body></text:note></text:span><text:span text:style-name="T206"><text:s/>No-one is to ‘walk on by’.</text:span><text:span text:style-name="T207"><text:s/></text:span><text:span text:style-name="T208">‘We all have a role to play in preventing unacceptable behaviour. We must intervene when we see behav</text:span><text:span text:style-name="T209">iours falling short of our high standards and values. Everyone in Defence needs to be confident that we will respond if they have cause to raise a complaint.’</text:span><text:span text:style-name="T210"><text:note text:note-class="footnote" text:id="_ftn22"><text:note-citation>23</text:note-citation><text:note-body><text:p text:style-name="FootnoteText"><text:s/>JSP 763, Foreword, paragraph 2. <text:s/>See also JSP 762, paragraph 1.10 – 1.14.</text:p></text:note-body></text:note></text:span></text:p>
      <text:p text:style-name="P211"/>
      <text:p text:style-name="Normal"><text:span text:style-name="T212">14.</text:span><text:span text:style-name="T213"><text:tab/>As<text:s/></text:span><text:span text:style-name="T214">stated above, this policy applies to all Regular and Reserve personnel. The Services already place, or are developing, an obligation on Regular and Reserve Armed Forces personnel</text:span><text:span text:style-name="T215"><text:note text:note-class="footnote" text:id="_ftn23"><text:note-citation>24</text:note-citation><text:note-body><text:p text:style-name="FootnoteText"><text:s/>RN – QRRN,<text:s/><text:a xlink:href="http://web.apps.royalnavy.r.mil.uk/fpgo/BRd_0001_4999/BRd_0002/BRd_002/brd_2_book.pdf" office:target-frame-name="_top" xlink:show="replace"><text:span text:style-name="Hyperlink">Chapter 58</text:span></text:a>, paragraph 5808. Army – AGAI, Volume 2,<text:s/><text:a xlink:href="https://modgovuk.sharepoint.com/sites/defnet/Corp/Army/Publications/AGAI_065.pdf" office:target-frame-name="_top" xlink:show="replace"><text:span text:style-name="Hyperlink">Chapter 65</text:span></text:a>, paragraph 65.003. RAF policy is being developed.</text:p></text:note-body></text:note></text:span><text:span text:style-name="T216"><text:s/>to re</text:span><text:span text:style-name="T217">port to their Commanding Officer when arrested, charged or found guilty of a<text:s/></text:span><text:soft-page-break/><text:span text:style-name="T218">criminal offence in the civilian criminal justice system, as well as reporting any punishment awarded. <text:s/>An individual’s Chain of Command will already be aware of any disciplinary/</text:span><text:span text:style-name="T219">criminal investigation or prosecution ongoing in the Service Justice System.<text:s/></text:span></text:p>
      <text:p text:style-name="P220"/>
      <text:p text:style-name="P221">Rehabilitation of Offenders</text:p>
      <text:p text:style-name="P222"/>
      <text:p text:style-name="Normal"><text:span text:style-name="T223">15.</text:span><text:span text:style-name="T224"><text:tab/>Certain convictions awarded in the civilian criminal and Service courts carry a set period of rehabilitation.</text:span><text:span text:style-name="T225"><text:note text:note-class="footnote" text:id="_ftn24"><text:note-citation>25</text:note-citation><text:note-body><text:p text:style-name="FootnoteText"><text:s/>Rehabilitation of Offenders Act (ROA) 1974.</text:p></text:note-body></text:note></text:span><text:span text:style-name="T226"><text:s/>The purpose of the rehabilitation period is to determine the point at which the offence is ‘spent’, i.e. removed from a person’s criminal record. <text:s/>Once the conviction or caution is spent it may no longer be possible for an ‘employer’ to take<text:s/></text:span><text:span text:style-name="T227">action against that person regarding their ‘employment’</text:span><text:span text:style-name="T228"><text:note text:note-class="footnote" text:id="_ftn25"><text:note-citation>26</text:note-citation><text:note-body><text:p text:style-name="FootnoteText"><text:s/>Whilst Armed Forces personnel are not ‘employed’ in the strict employment law definition of the word, ROA 1974 is still relevant to whether administrative action can be applied following a conviction.</text:p></text:note-body></text:note></text:span><text:span text:style-name="T229"><text:s/>in relation to that offence. Not all convictions have a rehabilitation period, and so are ‘spent’ immediately. <text:s/>To that end, discharge following a conviction for a sexual offence must take account of the relevant rehabilitation period associated with<text:s/></text:span><text:span text:style-name="T230">the punishment and legal advice should be sought in each case.<text:s/></text:span></text:p>
      <text:p text:style-name="P231"/>
      <text:p text:style-name="P232">16.<text:tab/>Personnel discharged in accordance with this policy are unlikely to be considered suitable to re-join the Armed Forces. Eligibility to re-join will depend on the sS Discharge category deemed appropriate by that Service.</text:p>
      <text:p text:style-name="P233"/>
      <text:p text:style-name="P234">Application to MOD Civilian Employees</text:p>
      <text:p text:style-name="P235"/>
      <text:p text:style-name="Normal"><text:span text:style-name="T236">17.</text:span><text:span text:style-name="T237"><text:tab/>This policy does not specifically apply to MOD Civilian Employees because of differences in administrative and disciplinary procedures. Nevertheless, the Civil Service has zero to</text:span><text:span text:style-name="T238">lerance for sexual misconduct. They and those who manage them should be aware that they have an obligation to report any arrest, caution, conviction, discharge or being placed on (criminal) probation</text:span><text:span text:style-name="T239"><text:note text:note-class="footnote" text:id="_ftn26"><text:note-citation>27</text:note-citation><text:note-body><text:p text:style-name="FootnoteText"><text:s/>For MOD Civilian Employees see<text:s/><text:a xlink:href="https://modgovuk.sharepoint.com/sites/defnet/HOCS/Pages/handling_arrests,_charges,_police_cautions_and_criminal_convictions-.aspx" office:target-frame-name="_top" xlink:show="replace"><text:span text:style-name="Hyperlink">Handling arrests, charges, police cautions and criminal convictions (sharepoint.com)</text:span></text:a><text:span text:style-name="Hyperlink">.</text:span><text:span text:style-name="T240"><text:s text:c="2"/></text:span><text:span text:style-name="T241">For DE&amp;S Civilian Employ</text:span><text:span text:style-name="T242">ees see this<text:s/></text:span><text:a xlink:href="https://modgovuk.sharepoint.com/teams/15049/Process%20Documents/Standards%20Conduct%20and%20Discipline%20-%20Policy.pdf?csf=1&amp;e=hIUKhS&amp;cid=7b0c9089-571e-4b30-ac63-5140558a4ea7" office:target-frame-name="_top" xlink:show="replace"><text:span text:style-name="Hyperlink">link</text:span></text:a><text:span text:style-name="T243">. <text:s/></text:span></text:p></text:note-body></text:note></text:span><text:span text:style-name="T244">, and that conviction for a sexual offence is likely to</text:span><text:span text:style-name="T245"><text:s/>be considered to be gross misconduct, for which the probable sanction is dismissal.</text:span><text:span text:style-name="T246"><text:note text:note-class="footnote" text:id="_ftn27"><text:note-citation>28</text:note-citation><text:note-body><text:p text:style-name="FootnoteText"><text:s/>For MOD Main Civilian Employees see<text:s/><text:a xlink:href="https://modgovuk.sharepoint.com/:w:/r/sites/defnet/Corp/_layouts/15/Doc.aspx?sourcedoc=%7bD63E734E-17A5-4770-BC7B-F33973619C09%7d&amp;file=Misconduct%20and%20Discipline%20Procedure.docx&amp;action=default&amp;mobileredirect=true&amp;DefaultItemOpen=1&amp;CID=C27CB481-C2DD-4D4D-88EB-C51CDB1B5636" office:target-frame-name="_top" xlink:show="replace"><text:span text:style-name="Hyperlink">Misconduct and Discipline Procedure.docx (sharepoint.com)</text:span></text:a><text:span text:style-name="Hyperlink"><text:s/>.</text:span><text:span text:style-name="T247"><text:s/>For DE&amp;S Civilian Employees see this<text:s/></text:span><text:a xlink:href="https://modgovuk.sharepoint.com/teams/2228/portals/hr/pages/Landing%20Page.aspx?title=Standards,%20Conduct%20%26%20Discipline%20&amp;itempath=https://modgovuk.sharepoint.com/teams/2228/portals/hr&amp;author=Lawrence,%20Charlotte%20E1%20(DES%20CIO-SDSM-Proj%20Delivery%204)&amp;cat=Standards" office:target-frame-name="_top" xlink:show="replace"><text:span text:style-name="Hyperlink">link</text:span></text:a><text:span text:style-name="T248">. <text:s/>For RFA Personnel see</text:span><text:span text:style-name="T249"><text:s/></text:span><text:a xlink:href="https://modgovuk.sharepoint.com/sites/defnet/HOCS/Pages/misconduct_rfa-.aspx" office:target-frame-name="_top" xlink:show="replace"><text:span text:style-name="Hyperlink">Misconduct - Royal Fleet Auxiliary (sharepoint.com)</text:span></text:a><text:span text:style-name="Hyperlink">.</text:span></text:p></text:note-body></text:note></text:span><text:span text:style-name="T250"><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Default" style:next-style-name="Default" style:default-outline-level="1">
      <style:text-properties style:font-name-asian="Times New Roman" style:font-name-complex="Times New Roman" style:use-window-font-color="true" fo:font-size="14pt" style:font-size-asian="14pt" fo:hyphenate="false"/>
    </style:style>
    <style:style style:name="Normal" style:display-name="Normal" style:family="paragraph">
      <style:paragraph-properties fo:margin-bottom="0in" fo:line-height="100%"/>
      <style:text-properties style:font-name="Times New Roman" style:font-name-asian="Times New Roman" fo:font-size="12pt" style:font-size-asian="12pt" style:font-size-complex="12pt" style:language-asian="en" style:country-asian="GB"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style:font-name-asian="Times New Roman" style:font-name-complex="Times New Roman" fo:font-size="14pt" style:font-size-asian="14pt" style:font-size-complex="12pt" style:language-asian="en" style:country-asian="GB"/>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font-size="12pt" style:font-size-asian="12pt" style:font-size-complex="12pt" style:language-asian="en" style:country-asian="GB"/>
    </style:style>
    <style:style style:name="Default" style:display-name="Default" style:family="paragraph" style:parent-style-name="Normal">
      <style:paragraph-properties style:text-autospace="none"/>
      <style:text-properties style:font-name="Arial" style:font-name-asian="Calibri" style:font-name-complex="Arial" fo:color="#000000"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font-size="12pt" style:font-size-asian="12pt" style:font-size-complex="12pt" style:language-asian="en" style:country-asian="GB"/>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paragraph" style:display-name="paragraph" style:family="paragraph" style:parent-style-name="Normal">
      <style:text-properties fo:hyphenate="false"/>
    </style:style>
    <style:style style:name="normaltextrun1" style:display-name="normaltextrun1" style:family="text" style:parent-style-name="DefaultParagraphFont"/>
    <style:style style:name="eop" style:display-name="eop" style:family="text" style:parent-style-name="DefaultParagraphFont"/>
    <style:style style:name="NormalWeb" style:display-name="Normal (Web)" style:family="paragraph" style:parent-style-name="Normal">
      <style:paragraph-properties fo:margin-top="0.0694in" fo:margin-bottom="0.0694in"/>
      <style:text-properties fo:hyphenate="false"/>
    </style:style>
    <style:style style:name="Default1" style:display-name="Default1" style:family="paragraph" style:parent-style-name="Default" style:next-style-name="Default">
      <style:text-properties style:font-name-asian="Times New Roman" style:font-name-complex="Times New Roman" style:use-window-font-color="true" fo:hyphenate="false"/>
    </style:style>
    <style:style style:name="PlaceholderText" style:display-name="Placeholder Text" style:family="text" style:parent-style-name="DefaultParagraphFont">
      <style:text-properties fo:color="#808080"/>
    </style:style>
    <style:style style:name="UnresolvedMention" style:display-name="Unresolved Mention" style:family="text" style:parent-style-name="DefaultParagraphFont">
      <style:text-properties fo:color="#605E5C" fo:background-color="#E1DFDD"/>
    </style:style>
    <style:style style:name="normaltextrun" style:display-name="normaltextrun" style:family="text" style:parent-style-name="DefaultParagraphFont"/>
    <style:style style:name="Strong" style:display-name="Strong" style:family="text" style:parent-style-name="DefaultParagraphFont">
      <style:text-properties fo:font-weight="bold" style:font-weight-asian="bold" style:font-weight-complex="bold" style:use-window-font-color="true"/>
    </style:style>
    <style:style style:name="FootnoteText" style:display-name="Footnote Text" style:family="paragraph" style:parent-style-name="Normal">
      <style:text-properties style:font-name="Calibri" style:font-name-asian="Calibri" style:font-name-complex="Calibri" fo:font-size="10pt" style:font-size-asian="10pt" style:font-size-complex="10pt" style:language-asian="en" style:country-asian="US" fo:hyphenate="false"/>
    </style:style>
    <style:style style:name="FootnoteTextChar" style:display-name="Footnote Text Char" style:family="text" style:parent-style-name="DefaultParagraphFont">
      <style:text-properties style:font-name="Calibri" style:font-name-complex="Calibri" fo:font-size="10pt" style:font-size-asian="10pt" style:font-size-complex="10pt"/>
    </style:style>
    <style:style style:name="FootnoteReference" style:display-name="Footnote Reference" style:family="text" style:parent-style-name="DefaultParagraphFont">
      <style:text-properties style:text-position="super 63.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37in" fo:margin-left="0.6263in" fo:margin-bottom="0.3937in" fo:margin-right="0.8937in" style:num-format="1" style:writing-mode="lr-tb">
        <style:footnote-sep style:width="0.007in" style:rel-width="33%" style:color="#000000" style:line-style="solid" style:adjustment="left"/>
      </style:page-layout-properties>
      <style:header-style>
        <style:header-footer-properties style:dynamic-spacing="true" fo:min-height="0.2993in"/>
      </style:header-style>
      <style:footer-style>
        <style:header-footer-properties style:dynamic-spacing="true" fo:min-height="0.6062in"/>
      </style:footer-style>
    </style:page-layout>
    <style:style style:name="P2" style:parent-style-name="Header" style:family="paragraph">
      <style:paragraph-properties fo:text-align="center"/>
    </style:style>
    <style:style style:name="P3" style:parent-style-name="Footer" style:family="paragraph">
      <style:paragraph-properties fo:text-align="center"/>
    </style:style>
    <style:style style:name="T4" style:parent-style-name="DefaultParagraphFont" style:family="text">
      <style:text-properties style:font-name="Arial" style:font-name-complex="Arial"/>
    </style:style>
    <style:style style:name="P5" style:parent-style-name="Footer" style:family="paragraph">
      <style:paragraph-properties fo:text-align="center"/>
    </style:style>
    <style:style style:name="P6" style:parent-style-name="Footer" style:family="paragraph">
      <style:paragraph-properties fo:text-align="center"/>
    </style:style>
  </office:automatic-styles>
  <office:master-styles>
    <style:master-page style:name="MP0" style:page-layout-name="PL0">
      <style:header>
        <text:p text:style-name="P2"/>
        <text:p text:style-name="Header"/>
      </style:header>
      <style:footer>
        <text:p text:style-name="P3"><text:span text:style-name="T4"><text:page-number text:fixed="false">2</text:page-number></text:span></text:p>
        <text:p text:style-name="P5"/>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Zero Tolerance to Sexual Offences and Sexual Relationships Between Instructors and Trainees</dc:title>
    <dc:description/>
    <dc:subject/>
    <meta:initial-creator>Nicholson, Matthew Mr (ISS Del-ASDT-Emporium-07-Con)</meta:initial-creator>
    <dc:creator>Lennox, Robert B1 (People-Sec-SJS Review Hd)</dc:creator>
    <meta:creation-date>2022-07-19T15:32:00Z</meta:creation-date>
    <dc:date>2022-07-19T15:35:00Z</dc:date>
    <meta:template xlink:href="Normal" xlink:type="simple"/>
    <meta:editing-cycles>3</meta:editing-cycles>
    <meta:editing-duration>PT540S</meta:editing-duration>
    <meta:user-defined meta:name="ContentTypeId">0x010100D9D675D6CDED02438DC7CFF78D2F29E4011103006ABEFC9E26615D4BA45295A56D2D7954</meta:user-defined>
    <meta:user-defined meta:name="_dlc_policyId">0x010100D9D675D6CDED02438DC7CFF78D2F29E401|2137034394</meta:user-defined>
    <meta:user-defined meta:name="ItemRetentionFormula">&lt;formula id="Microsoft.Office.RecordsManagement.PolicyFeatures.Expiration.Formula.BuiltIn"&gt;&lt;number&gt;1&lt;/number&gt;&lt;property&gt;Modified&lt;/property&gt;&lt;propertyId&gt;28cf69c5-fa48-462a-b5cd-27b6f9d2bd5f&lt;/propertyId&gt;&lt;period&gt;years&lt;/period&gt;&lt;/formula&gt;</meta:user-defined>
    <meta:user-defined meta:name="ModeratorRespondedBy">182</meta:user-defined>
    <meta:user-defined meta:name="DINModeratorResponse"/>
    <meta:user-defined meta:name="MSIP_Label_d8a60473-494b-4586-a1bb-b0e663054676_Enabled">true</meta:user-defined>
    <meta:user-defined meta:name="MSIP_Label_d8a60473-494b-4586-a1bb-b0e663054676_SetDate">2022-06-28T13:19:32Z</meta:user-defined>
    <meta:user-defined meta:name="MSIP_Label_d8a60473-494b-4586-a1bb-b0e663054676_Method">Privileged</meta:user-defined>
    <meta:user-defined meta:name="MSIP_Label_d8a60473-494b-4586-a1bb-b0e663054676_Name">MOD-1-O-‘UNMARKED’</meta:user-defined>
    <meta:user-defined meta:name="MSIP_Label_d8a60473-494b-4586-a1bb-b0e663054676_SiteId">be7760ed-5953-484b-ae95-d0a16dfa09e5</meta:user-defined>
    <meta:user-defined meta:name="MSIP_Label_d8a60473-494b-4586-a1bb-b0e663054676_ActionId">9967e72f-6564-461b-98f5-02999f43384a</meta:user-defined>
    <meta:user-defined meta:name="MSIP_Label_d8a60473-494b-4586-a1bb-b0e663054676_ContentBits">0</meta:user-defined>
    <meta:user-defined meta:name="SharedWithUsers">138433;#Gerrard, Andrew Sgt (3RLC-RHQ-RCMO-SNCO);#10747;#Chadwick, Kara Cdr (People-Sec-DCCL Legal Pol)</meta:user-defined>
    <meta:user-defined meta:name="Applies">2022-03-30T00:00:00Z</meta:user-defined>
    <meta:user-defined meta:name="Expires1">2023-03-30T00:00:00Z</meta:user-defined>
    <meta:user-defined meta:name="Reference">2022DIN01-035</meta:user-defined>
    <meta:user-defined meta:name="Released">2022-03-30T00:00:00Z</meta:user-defined>
    <meta:user-defined meta:name="DINStatus">Current</meta:user-defined>
    <meta:user-defined meta:name="ChannelName">01 Personnel</meta:user-defined>
    <meta:user-defined meta:name="SubchannelName">Military Personnel</meta:user-defined>
    <meta:user-defined meta:name="Content1">Publication of Defence policy of zero tolerance to sexual offending and sexual relationships between instructors and trainees.</meta:user-defined>
    <meta:user-defined meta:name="RelatedInfo">JSP 763 The MOD Behaviours and Informal Complaints Resolution Policy
2022DIN01-073 – Zero Tolerance to Unacceptable Sexual Behaviour: A Victim/Survivor Focused Approach</meta:user-defined>
    <meta:user-defined meta:name="Classification">Official</meta:user-defined>
    <meta:document-statistic meta:page-count="5" meta:paragraph-count="16" meta:word-count="1223" meta:character-count="8184" meta:row-count="58" meta:non-whitespace-character-count="6977"/>
  </office:meta>
</office:document-meta>
</file>